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67.91mm" svg:y="1mm">
            <loext:p draw:notify-on-update-of-ranges="Sheet1.A1:Sheet1.A1 Sheet1.A2:Sheet1.A62 Sheet1.B1:Sheet1.B1 Sheet1.C1:Sheet1.C1 Sheet1.C2:Sheet1.C6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kt_ge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LEV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oint (146.61455660329698958 21.34389237962898278)</text:p>
          </table:table-cell>
          <table:table-cell office:value-type="float" office:value="146.614556603" calcext:value-type="float">
            <text:p>146,614556603</text:p>
          </table:table-cell>
          <table:table-cell office:value-type="float" office:value="-5850" calcext:value-type="float">
            <text:p>-5850</text:p>
          </table:table-cell>
          <table:table-cell office:value-type="float" office:value="21.3438923796" calcext:value-type="float">
            <text:p>21,3438923796</text:p>
          </table:table-cell>
        </table:table-row>
        <table:table-row table:style-name="ro1">
          <table:table-cell office:value-type="string" calcext:value-type="string">
            <text:p>Point (147.00935327462275382 21.54932956154058488)</text:p>
          </table:table-cell>
          <table:table-cell office:value-type="float" office:value="147.009353275" calcext:value-type="float">
            <text:p>147,009353275</text:p>
          </table:table-cell>
          <table:table-cell office:value-type="float" office:value="-5850" calcext:value-type="float">
            <text:p>-5850</text:p>
          </table:table-cell>
          <table:table-cell office:value-type="float" office:value="21.5493295615" calcext:value-type="float">
            <text:p>21,5493295615</text:p>
          </table:table-cell>
        </table:table-row>
        <table:table-row table:style-name="ro1">
          <table:table-cell office:value-type="string" calcext:value-type="string">
            <text:p>Point (146.67260705495857565 21.37409962823117482)</text:p>
          </table:table-cell>
          <table:table-cell office:value-type="float" office:value="146.672607055" calcext:value-type="float">
            <text:p>146,672607055</text:p>
          </table:table-cell>
          <table:table-cell office:value-type="float" office:value="-6400" calcext:value-type="float">
            <text:p>-6400</text:p>
          </table:table-cell>
          <table:table-cell office:value-type="float" office:value="21.3740996282" calcext:value-type="float">
            <text:p>21,3740996282</text:p>
          </table:table-cell>
        </table:table-row>
        <table:table-row table:style-name="ro1">
          <table:table-cell office:value-type="string" calcext:value-type="string">
            <text:p>Point (146.86257284988033689 21.47295060748910345)</text:p>
          </table:table-cell>
          <table:table-cell office:value-type="float" office:value="146.86257285" calcext:value-type="float">
            <text:p>146,86257285</text:p>
          </table:table-cell>
          <table:table-cell office:value-type="float" office:value="-6400" calcext:value-type="float">
            <text:p>-6400</text:p>
          </table:table-cell>
          <table:table-cell office:value-type="float" office:value="21.4729506075" calcext:value-type="float">
            <text:p>21,4729506075</text:p>
          </table:table-cell>
        </table:table-row>
        <table:table-row table:style-name="ro1">
          <table:table-cell office:value-type="string" calcext:value-type="string">
            <text:p>Point (146.66661132768354037 21.37097967964913536)</text:p>
          </table:table-cell>
          <table:table-cell office:value-type="float" office:value="146.666611328" calcext:value-type="float">
            <text:p>146,666611328</text:p>
          </table:table-cell>
          <table:table-cell office:value-type="float" office:value="-6350" calcext:value-type="float">
            <text:p>-6350</text:p>
          </table:table-cell>
          <table:table-cell office:value-type="float" office:value="21.3709796796" calcext:value-type="float">
            <text:p>21,3709796796</text:p>
          </table:table-cell>
        </table:table-row>
        <table:table-row table:style-name="ro1">
          <table:table-cell office:value-type="string" calcext:value-type="string">
            <text:p>Point (146.87584168385859584 21.47985520435561213)</text:p>
          </table:table-cell>
          <table:table-cell office:value-type="float" office:value="146.875841684" calcext:value-type="float">
            <text:p>146,875841684</text:p>
          </table:table-cell>
          <table:table-cell office:value-type="float" office:value="-6350" calcext:value-type="float">
            <text:p>-6350</text:p>
          </table:table-cell>
          <table:table-cell office:value-type="float" office:value="21.4798552044" calcext:value-type="float">
            <text:p>21,4798552044</text:p>
          </table:table-cell>
        </table:table-row>
        <table:table-row table:style-name="ro1">
          <table:table-cell office:value-type="string" calcext:value-type="string">
            <text:p>Point (146.62908542817669399 21.35145262786954845)</text:p>
          </table:table-cell>
          <table:table-cell office:value-type="float" office:value="146.629085428" calcext:value-type="float">
            <text:p>146,629085428</text:p>
          </table:table-cell>
          <table:table-cell office:value-type="float" office:value="-6000" calcext:value-type="float">
            <text:p>-6000</text:p>
          </table:table-cell>
          <table:table-cell office:value-type="float" office:value="21.3514526279" calcext:value-type="float">
            <text:p>21,3514526279</text:p>
          </table:table-cell>
        </table:table-row>
        <table:table-row table:style-name="ro1">
          <table:table-cell office:value-type="string" calcext:value-type="string">
            <text:p>Point (146.97212812185659914 21.5299590069337583)</text:p>
          </table:table-cell>
          <table:table-cell office:value-type="float" office:value="146.972128122" calcext:value-type="float">
            <text:p>146,972128122</text:p>
          </table:table-cell>
          <table:table-cell office:value-type="float" office:value="-6000" calcext:value-type="float">
            <text:p>-6000</text:p>
          </table:table-cell>
          <table:table-cell office:value-type="float" office:value="21.5299590069" calcext:value-type="float">
            <text:p>21,5299590069</text:p>
          </table:table-cell>
        </table:table-row>
        <table:table-row table:style-name="ro1">
          <table:table-cell office:value-type="string" calcext:value-type="string">
            <text:p>Point (146.66093907603061552 21.36802805548585482)</text:p>
          </table:table-cell>
          <table:table-cell office:value-type="float" office:value="146.660939076" calcext:value-type="float">
            <text:p>146,660939076</text:p>
          </table:table-cell>
          <table:table-cell office:value-type="float" office:value="-6300" calcext:value-type="float">
            <text:p>-6300</text:p>
          </table:table-cell>
          <table:table-cell office:value-type="float" office:value="21.3680280555" calcext:value-type="float">
            <text:p>21,3680280555</text:p>
          </table:table-cell>
        </table:table-row>
        <table:table-row table:style-name="ro1">
          <table:table-cell office:value-type="string" calcext:value-type="string">
            <text:p>Point (146.89245676942664431 21.48850106336161048)</text:p>
          </table:table-cell>
          <table:table-cell office:value-type="float" office:value="146.892456769" calcext:value-type="float">
            <text:p>146,892456769</text:p>
          </table:table-cell>
          <table:table-cell office:value-type="float" office:value="-6300" calcext:value-type="float">
            <text:p>-6300</text:p>
          </table:table-cell>
          <table:table-cell office:value-type="float" office:value="21.4885010634" calcext:value-type="float">
            <text:p>21,4885010634</text:p>
          </table:table-cell>
        </table:table-row>
        <table:table-row table:style-name="ro1">
          <table:table-cell office:value-type="string" calcext:value-type="string">
            <text:p>Point (146.62421835502331646 21.34891998799335866)</text:p>
          </table:table-cell>
          <table:table-cell office:value-type="float" office:value="146.624218355" calcext:value-type="float">
            <text:p>146,624218355</text:p>
          </table:table-cell>
          <table:table-cell office:value-type="float" office:value="-5950" calcext:value-type="float">
            <text:p>-5950</text:p>
          </table:table-cell>
          <table:table-cell office:value-type="float" office:value="21.348919988" calcext:value-type="float">
            <text:p>21,348919988</text:p>
          </table:table-cell>
        </table:table-row>
        <table:table-row table:style-name="ro1">
          <table:table-cell office:value-type="string" calcext:value-type="string">
            <text:p>Point (146.98291462223846793 21.5355718917478498)</text:p>
          </table:table-cell>
          <table:table-cell office:value-type="float" office:value="146.982914622" calcext:value-type="float">
            <text:p>146,982914622</text:p>
          </table:table-cell>
          <table:table-cell office:value-type="float" office:value="-5950" calcext:value-type="float">
            <text:p>-5950</text:p>
          </table:table-cell>
          <table:table-cell office:value-type="float" office:value="21.5355718917" calcext:value-type="float">
            <text:p>21,5355718917</text:p>
          </table:table-cell>
        </table:table-row>
        <table:table-row table:style-name="ro1">
          <table:table-cell office:value-type="string" calcext:value-type="string">
            <text:p>Point (146.61931137219733046 21.3463665806404812)</text:p>
          </table:table-cell>
          <table:table-cell office:value-type="float" office:value="146.619311372" calcext:value-type="float">
            <text:p>146,619311372</text:p>
          </table:table-cell>
          <table:table-cell office:value-type="float" office:value="-5900" calcext:value-type="float">
            <text:p>-5900</text:p>
          </table:table-cell>
          <table:table-cell office:value-type="float" office:value="21.3463665806" calcext:value-type="float">
            <text:p>21,3463665806</text:p>
          </table:table-cell>
        </table:table-row>
        <table:table-row table:style-name="ro1">
          <table:table-cell office:value-type="string" calcext:value-type="string">
            <text:p>Point (146.99527865583411312 21.54200566488586688)</text:p>
          </table:table-cell>
          <table:table-cell office:value-type="float" office:value="146.995278656" calcext:value-type="float">
            <text:p>146,995278656</text:p>
          </table:table-cell>
          <table:table-cell office:value-type="float" office:value="-5900" calcext:value-type="float">
            <text:p>-5900</text:p>
          </table:table-cell>
          <table:table-cell office:value-type="float" office:value="21.5420056649" calcext:value-type="float">
            <text:p>21,5420056649</text:p>
          </table:table-cell>
        </table:table-row>
        <table:table-row table:style-name="ro1">
          <table:table-cell office:value-type="string" calcext:value-type="string">
            <text:p>Point (146.6552776104321083 21.3650820439753133)</text:p>
          </table:table-cell>
          <table:table-cell office:value-type="float" office:value="146.65527761" calcext:value-type="float">
            <text:p>146,65527761</text:p>
          </table:table-cell>
          <table:table-cell office:value-type="float" office:value="-6250" calcext:value-type="float">
            <text:p>-6250</text:p>
          </table:table-cell>
          <table:table-cell office:value-type="float" office:value="21.365082044" calcext:value-type="float">
            <text:p>21,365082044</text:p>
          </table:table-cell>
        </table:table-row>
        <table:table-row table:style-name="ro1">
          <table:table-cell office:value-type="string" calcext:value-type="string">
            <text:p>Point (146.91020241753332698 21.49773522414110261)</text:p>
          </table:table-cell>
          <table:table-cell office:value-type="float" office:value="146.910202418" calcext:value-type="float">
            <text:p>146,910202418</text:p>
          </table:table-cell>
          <table:table-cell office:value-type="float" office:value="-6250" calcext:value-type="float">
            <text:p>-6250</text:p>
          </table:table-cell>
          <table:table-cell office:value-type="float" office:value="21.4977352241" calcext:value-type="float">
            <text:p>21,4977352241</text:p>
          </table:table-cell>
        </table:table-row>
        <table:table-row table:style-name="ro1">
          <table:table-cell office:value-type="string" calcext:value-type="string">
            <text:p>Point (146.64440609342813104 21.35942491974248014)</text:p>
          </table:table-cell>
          <table:table-cell office:value-type="float" office:value="146.644406093" calcext:value-type="float">
            <text:p>146,644406093</text:p>
          </table:table-cell>
          <table:table-cell office:value-type="float" office:value="-6150" calcext:value-type="float">
            <text:p>-6150</text:p>
          </table:table-cell>
          <table:table-cell office:value-type="float" office:value="21.3594249197" calcext:value-type="float">
            <text:p>21,3594249197</text:p>
          </table:table-cell>
        </table:table-row>
        <table:table-row table:style-name="ro1">
          <table:table-cell office:value-type="string" calcext:value-type="string">
            <text:p>Point (146.93909989019917361 21.51277237055094105)</text:p>
          </table:table-cell>
          <table:table-cell office:value-type="float" office:value="146.93909989" calcext:value-type="float">
            <text:p>146,93909989</text:p>
          </table:table-cell>
          <table:table-cell office:value-type="float" office:value="-6150" calcext:value-type="float">
            <text:p>-6150</text:p>
          </table:table-cell>
          <table:table-cell office:value-type="float" office:value="21.5127723706" calcext:value-type="float">
            <text:p>21,5127723706</text:p>
          </table:table-cell>
        </table:table-row>
        <table:table-row table:style-name="ro1">
          <table:table-cell office:value-type="string" calcext:value-type="string">
            <text:p>Point (146.63918493730167825 21.35670802854545158)</text:p>
          </table:table-cell>
          <table:table-cell office:value-type="float" office:value="146.639184937" calcext:value-type="float">
            <text:p>146,639184937</text:p>
          </table:table-cell>
          <table:table-cell office:value-type="float" office:value="-6100" calcext:value-type="float">
            <text:p>-6100</text:p>
          </table:table-cell>
          <table:table-cell office:value-type="float" office:value="21.3567080285" calcext:value-type="float">
            <text:p>21,3567080285</text:p>
          </table:table-cell>
        </table:table-row>
        <table:table-row table:style-name="ro1">
          <table:table-cell office:value-type="string" calcext:value-type="string">
            <text:p>Point (146.9511716587813055 21.51905406008462762)</text:p>
          </table:table-cell>
          <table:table-cell office:value-type="float" office:value="146.951171659" calcext:value-type="float">
            <text:p>146,951171659</text:p>
          </table:table-cell>
          <table:table-cell office:value-type="float" office:value="-6100" calcext:value-type="float">
            <text:p>-6100</text:p>
          </table:table-cell>
          <table:table-cell office:value-type="float" office:value="21.5190540601" calcext:value-type="float">
            <text:p>21,5190540601</text:p>
          </table:table-cell>
        </table:table-row>
        <table:table-row table:style-name="ro1">
          <table:table-cell office:value-type="string" calcext:value-type="string">
            <text:p>Point (146.63393966753815789 21.35397858952823924)</text:p>
          </table:table-cell>
          <table:table-cell office:value-type="float" office:value="146.633939668" calcext:value-type="float">
            <text:p>146,633939668</text:p>
          </table:table-cell>
          <table:table-cell office:value-type="float" office:value="-6050" calcext:value-type="float">
            <text:p>-6050</text:p>
          </table:table-cell>
          <table:table-cell office:value-type="float" office:value="21.3539785895" calcext:value-type="float">
            <text:p>21,3539785895</text:p>
          </table:table-cell>
        </table:table-row>
        <table:table-row table:style-name="ro1">
          <table:table-cell office:value-type="string" calcext:value-type="string">
            <text:p>Point (146.96159958369594278 21.52448035585469199)</text:p>
          </table:table-cell>
          <table:table-cell office:value-type="float" office:value="146.961599584" calcext:value-type="float">
            <text:p>146,961599584</text:p>
          </table:table-cell>
          <table:table-cell office:value-type="float" office:value="-6050" calcext:value-type="float">
            <text:p>-6050</text:p>
          </table:table-cell>
          <table:table-cell office:value-type="float" office:value="21.5244803559" calcext:value-type="float">
            <text:p>21,5244803559</text:p>
          </table:table-cell>
        </table:table-row>
        <table:table-row table:style-name="ro1">
          <table:table-cell office:value-type="string" calcext:value-type="string">
            <text:p>Point (146.68496291305248747 21.38052914714881325)</text:p>
          </table:table-cell>
          <table:table-cell office:value-type="float" office:value="146.684962913" calcext:value-type="float">
            <text:p>146,684962913</text:p>
          </table:table-cell>
          <table:table-cell office:value-type="float" office:value="-6500" calcext:value-type="float">
            <text:p>-6500</text:p>
          </table:table-cell>
          <table:table-cell office:value-type="float" office:value="21.3805291471" calcext:value-type="float">
            <text:p>21,3805291471</text:p>
          </table:table-cell>
        </table:table-row>
        <table:table-row table:style-name="ro1">
          <table:table-cell office:value-type="string" calcext:value-type="string">
            <text:p>Point (146.84189374060062505 21.46218998501322517)</text:p>
          </table:table-cell>
          <table:table-cell office:value-type="float" office:value="146.841893741" calcext:value-type="float">
            <text:p>146,841893741</text:p>
          </table:table-cell>
          <table:table-cell office:value-type="float" office:value="-6500" calcext:value-type="float">
            <text:p>-6500</text:p>
          </table:table-cell>
          <table:table-cell office:value-type="float" office:value="21.462189985" calcext:value-type="float">
            <text:p>21,462189985</text:p>
          </table:table-cell>
        </table:table-row>
        <table:table-row table:style-name="ro1">
          <table:table-cell office:value-type="string" calcext:value-type="string">
            <text:p>Point (146.67873608626740634 21.37728894316562034)</text:p>
          </table:table-cell>
          <table:table-cell office:value-type="float" office:value="146.678736086" calcext:value-type="float">
            <text:p>146,678736086</text:p>
          </table:table-cell>
          <table:table-cell office:value-type="float" office:value="-6450" calcext:value-type="float">
            <text:p>-6450</text:p>
          </table:table-cell>
          <table:table-cell office:value-type="float" office:value="21.3772889432" calcext:value-type="float">
            <text:p>21,3772889432</text:p>
          </table:table-cell>
        </table:table-row>
        <table:table-row table:style-name="ro1">
          <table:table-cell office:value-type="string" calcext:value-type="string">
            <text:p>Point (146.85126824863050388 21.46706812267583686)</text:p>
          </table:table-cell>
          <table:table-cell office:value-type="float" office:value="146.851268249" calcext:value-type="float">
            <text:p>146,851268249</text:p>
          </table:table-cell>
          <table:table-cell office:value-type="float" office:value="-6450" calcext:value-type="float">
            <text:p>-6450</text:p>
          </table:table-cell>
          <table:table-cell office:value-type="float" office:value="21.4670681227" calcext:value-type="float">
            <text:p>21,4670681227</text:p>
          </table:table-cell>
        </table:table-row>
        <table:table-row table:style-name="ro1">
          <table:table-cell office:value-type="string" calcext:value-type="string">
            <text:p>Point (146.72691451266777563 21.40235916504817482)</text:p>
          </table:table-cell>
          <table:table-cell office:value-type="float" office:value="146.726914513" calcext:value-type="float">
            <text:p>146,726914513</text:p>
          </table:table-cell>
          <table:table-cell office:value-type="float" office:value="-6800" calcext:value-type="float">
            <text:p>-6800</text:p>
          </table:table-cell>
          <table:table-cell office:value-type="float" office:value="21.402359165" calcext:value-type="float">
            <text:p>21,402359165</text:p>
          </table:table-cell>
        </table:table-row>
        <table:table-row table:style-name="ro1">
          <table:table-cell office:value-type="string" calcext:value-type="string">
            <text:p>Point (146.7938588252229124 21.43719444081216352)</text:p>
          </table:table-cell>
          <table:table-cell office:value-type="float" office:value="146.793858825" calcext:value-type="float">
            <text:p>146,793858825</text:p>
          </table:table-cell>
          <table:table-cell office:value-type="float" office:value="-6800" calcext:value-type="float">
            <text:p>-6800</text:p>
          </table:table-cell>
          <table:table-cell office:value-type="float" office:value="21.4371944408" calcext:value-type="float">
            <text:p>21,4371944408</text:p>
          </table:table-cell>
        </table:table-row>
        <table:table-row table:style-name="ro1">
          <table:table-cell office:value-type="string" calcext:value-type="string">
            <text:p>Point (146.71908483340155271 21.39828489755669949)</text:p>
          </table:table-cell>
          <table:table-cell office:value-type="float" office:value="146.719084833" calcext:value-type="float">
            <text:p>146,719084833</text:p>
          </table:table-cell>
          <table:table-cell office:value-type="float" office:value="-6750" calcext:value-type="float">
            <text:p>-6750</text:p>
          </table:table-cell>
          <table:table-cell office:value-type="float" office:value="21.3982848976" calcext:value-type="float">
            <text:p>21,3982848976</text:p>
          </table:table-cell>
        </table:table-row>
        <table:table-row table:style-name="ro1">
          <table:table-cell office:value-type="string" calcext:value-type="string">
            <text:p>Point (146.80206151427236705 21.44146280841707863)</text:p>
          </table:table-cell>
          <table:table-cell office:value-type="float" office:value="146.802061514" calcext:value-type="float">
            <text:p>146,802061514</text:p>
          </table:table-cell>
          <table:table-cell office:value-type="float" office:value="-6750" calcext:value-type="float">
            <text:p>-6750</text:p>
          </table:table-cell>
          <table:table-cell office:value-type="float" office:value="21.4414628084" calcext:value-type="float">
            <text:p>21,4414628084</text:p>
          </table:table-cell>
        </table:table-row>
        <table:table-row table:style-name="ro1">
          <table:table-cell office:value-type="string" calcext:value-type="string">
            <text:p>Point (146.74516169679463928 21.41185430610966733)</text:p>
          </table:table-cell>
          <table:table-cell office:value-type="float" office:value="146.745161697" calcext:value-type="float">
            <text:p>146,745161697</text:p>
          </table:table-cell>
          <table:table-cell office:value-type="float" office:value="-6900" calcext:value-type="float">
            <text:p>-6900</text:p>
          </table:table-cell>
          <table:table-cell office:value-type="float" office:value="21.4118543061" calcext:value-type="float">
            <text:p>21,4118543061</text:p>
          </table:table-cell>
        </table:table-row>
        <table:table-row table:style-name="ro1">
          <table:table-cell office:value-type="string" calcext:value-type="string">
            <text:p>Point (146.77227804578188852 21.4259646234559753)</text:p>
          </table:table-cell>
          <table:table-cell office:value-type="float" office:value="146.772278046" calcext:value-type="float">
            <text:p>146,772278046</text:p>
          </table:table-cell>
          <table:table-cell office:value-type="float" office:value="-6900" calcext:value-type="float">
            <text:p>-6900</text:p>
          </table:table-cell>
          <table:table-cell office:value-type="float" office:value="21.4259646235" calcext:value-type="float">
            <text:p>21,4259646235</text:p>
          </table:table-cell>
        </table:table-row>
        <table:table-row table:style-name="ro1">
          <table:table-cell office:value-type="string" calcext:value-type="string">
            <text:p>Point (146.64960164359223427 21.36212848656994368)</text:p>
          </table:table-cell>
          <table:table-cell office:value-type="float" office:value="146.649601644" calcext:value-type="float">
            <text:p>146,649601644</text:p>
          </table:table-cell>
          <table:table-cell office:value-type="float" office:value="-6200" calcext:value-type="float">
            <text:p>-6200</text:p>
          </table:table-cell>
          <table:table-cell office:value-type="float" office:value="21.3621284866" calcext:value-type="float">
            <text:p>21,3621284866</text:p>
          </table:table-cell>
        </table:table-row>
        <table:table-row table:style-name="ro1">
          <table:table-cell office:value-type="string" calcext:value-type="string">
            <text:p>Point (146.92574125304892618 21.50582104352705315)</text:p>
          </table:table-cell>
          <table:table-cell office:value-type="float" office:value="146.925741253" calcext:value-type="float">
            <text:p>146,925741253</text:p>
          </table:table-cell>
          <table:table-cell office:value-type="float" office:value="-6200" calcext:value-type="float">
            <text:p>-6200</text:p>
          </table:table-cell>
          <table:table-cell office:value-type="float" office:value="21.5058210435" calcext:value-type="float">
            <text:p>21,5058210435</text:p>
          </table:table-cell>
        </table:table-row>
        <table:table-row table:style-name="ro1">
          <table:table-cell office:value-type="string" calcext:value-type="string">
            <text:p>Point (146.61004381704421462 21.34154409718976098)</text:p>
          </table:table-cell>
          <table:table-cell office:value-type="float" office:value="146.610043817" calcext:value-type="float">
            <text:p>146,610043817</text:p>
          </table:table-cell>
          <table:table-cell office:value-type="float" office:value="-5800" calcext:value-type="float">
            <text:p>-5800</text:p>
          </table:table-cell>
          <table:table-cell office:value-type="float" office:value="21.3415440972" calcext:value-type="float">
            <text:p>21,3415440972</text:p>
          </table:table-cell>
        </table:table-row>
        <table:table-row table:style-name="ro1">
          <table:table-cell office:value-type="string" calcext:value-type="string">
            <text:p>Point (146.60085949038571584 21.33676492268421043)</text:p>
          </table:table-cell>
          <table:table-cell office:value-type="float" office:value="146.60085949" calcext:value-type="float">
            <text:p>146,60085949</text:p>
          </table:table-cell>
          <table:table-cell office:value-type="float" office:value="-5700" calcext:value-type="float">
            <text:p>-5700</text:p>
          </table:table-cell>
          <table:table-cell office:value-type="float" office:value="21.3367649227" calcext:value-type="float">
            <text:p>21,3367649227</text:p>
          </table:table-cell>
        </table:table-row>
        <table:table-row table:style-name="ro1">
          <table:table-cell office:value-type="string" calcext:value-type="string">
            <text:p>Point (146.60547195949678212 21.3391650762940408)</text:p>
          </table:table-cell>
          <table:table-cell office:value-type="float" office:value="146.605471959" calcext:value-type="float">
            <text:p>146,605471959</text:p>
          </table:table-cell>
          <table:table-cell office:value-type="float" office:value="-5750" calcext:value-type="float">
            <text:p>-5750</text:p>
          </table:table-cell>
          <table:table-cell office:value-type="float" office:value="21.3391650763" calcext:value-type="float">
            <text:p>21,3391650763</text:p>
          </table:table-cell>
        </table:table-row>
        <table:table-row table:style-name="ro1">
          <table:table-cell office:value-type="string" calcext:value-type="string">
            <text:p>Point (146.71208907744139083 21.39464457205707149)</text:p>
          </table:table-cell>
          <table:table-cell office:value-type="float" office:value="146.712089077" calcext:value-type="float">
            <text:p>146,712089077</text:p>
          </table:table-cell>
          <table:table-cell office:value-type="float" office:value="-6700" calcext:value-type="float">
            <text:p>-6700</text:p>
          </table:table-cell>
          <table:table-cell office:value-type="float" office:value="21.3946445721" calcext:value-type="float">
            <text:p>21,3946445721</text:p>
          </table:table-cell>
        </table:table-row>
        <table:table-row table:style-name="ro1">
          <table:table-cell office:value-type="string" calcext:value-type="string">
            <text:p>Point (146.80996790906743854 21.44557699575388554)</text:p>
          </table:table-cell>
          <table:table-cell office:value-type="float" office:value="146.809967909" calcext:value-type="float">
            <text:p>146,809967909</text:p>
          </table:table-cell>
          <table:table-cell office:value-type="float" office:value="-6700" calcext:value-type="float">
            <text:p>-6700</text:p>
          </table:table-cell>
          <table:table-cell office:value-type="float" office:value="21.4455769958" calcext:value-type="float">
            <text:p>21,4455769958</text:p>
          </table:table-cell>
        </table:table-row>
        <table:table-row table:style-name="ro1">
          <table:table-cell office:value-type="string" calcext:value-type="string">
            <text:p>Point (146.70506375916031061 21.39098886344926242)</text:p>
          </table:table-cell>
          <table:table-cell office:value-type="float" office:value="146.705063759" calcext:value-type="float">
            <text:p>146,705063759</text:p>
          </table:table-cell>
          <table:table-cell office:value-type="float" office:value="-6650" calcext:value-type="float">
            <text:p>-6650</text:p>
          </table:table-cell>
          <table:table-cell office:value-type="float" office:value="21.3909888634" calcext:value-type="float">
            <text:p>21,3909888634</text:p>
          </table:table-cell>
        </table:table-row>
        <table:table-row table:style-name="ro1">
          <table:table-cell office:value-type="string" calcext:value-type="string">
            <text:p>Point (146.81790218137078341 21.44970568948639311)</text:p>
          </table:table-cell>
          <table:table-cell office:value-type="float" office:value="146.817902181" calcext:value-type="float">
            <text:p>146,817902181</text:p>
          </table:table-cell>
          <table:table-cell office:value-type="float" office:value="-6650" calcext:value-type="float">
            <text:p>-6650</text:p>
          </table:table-cell>
          <table:table-cell office:value-type="float" office:value="21.4497056895" calcext:value-type="float">
            <text:p>21,4497056895</text:p>
          </table:table-cell>
        </table:table-row>
        <table:table-row table:style-name="ro1">
          <table:table-cell office:value-type="string" calcext:value-type="string">
            <text:p>Point (146.69804514657570849 21.38733664423103065)</text:p>
          </table:table-cell>
          <table:table-cell office:value-type="float" office:value="146.698045147" calcext:value-type="float">
            <text:p>146,698045147</text:p>
          </table:table-cell>
          <table:table-cell office:value-type="float" office:value="-6600" calcext:value-type="float">
            <text:p>-6600</text:p>
          </table:table-cell>
          <table:table-cell office:value-type="float" office:value="21.3873366442" calcext:value-type="float">
            <text:p>21,3873366442</text:p>
          </table:table-cell>
        </table:table-row>
        <table:table-row table:style-name="ro1">
          <table:table-cell office:value-type="string" calcext:value-type="string">
            <text:p>Point (146.82535777074639327 21.45358529481759646)</text:p>
          </table:table-cell>
          <table:table-cell office:value-type="float" office:value="146.825357771" calcext:value-type="float">
            <text:p>146,825357771</text:p>
          </table:table-cell>
          <table:table-cell office:value-type="float" office:value="-6600" calcext:value-type="float">
            <text:p>-6600</text:p>
          </table:table-cell>
          <table:table-cell office:value-type="float" office:value="21.4535852948" calcext:value-type="float">
            <text:p>21,4535852948</text:p>
          </table:table-cell>
        </table:table-row>
        <table:table-row table:style-name="ro1">
          <table:table-cell office:value-type="string" calcext:value-type="string">
            <text:p>Point (146.6915156485104319 21.38393894161787756)</text:p>
          </table:table-cell>
          <table:table-cell office:value-type="float" office:value="146.691515649" calcext:value-type="float">
            <text:p>146,691515649</text:p>
          </table:table-cell>
          <table:table-cell office:value-type="float" office:value="-6550" calcext:value-type="float">
            <text:p>-6550</text:p>
          </table:table-cell>
          <table:table-cell office:value-type="float" office:value="21.3839389416" calcext:value-type="float">
            <text:p>21,3839389416</text:p>
          </table:table-cell>
        </table:table-row>
        <table:table-row table:style-name="ro1">
          <table:table-cell office:value-type="string" calcext:value-type="string">
            <text:p>Point (146.83351105003558246 21.45782795146128663)</text:p>
          </table:table-cell>
          <table:table-cell office:value-type="float" office:value="146.83351105" calcext:value-type="float">
            <text:p>146,83351105</text:p>
          </table:table-cell>
          <table:table-cell office:value-type="float" office:value="-6550" calcext:value-type="float">
            <text:p>-6550</text:p>
          </table:table-cell>
          <table:table-cell office:value-type="float" office:value="21.4578279515" calcext:value-type="float">
            <text:p>21,4578279515</text:p>
          </table:table-cell>
        </table:table-row>
        <table:table-row table:style-name="ro1">
          <table:table-cell office:value-type="string" calcext:value-type="string">
            <text:p>Point (146.73521493204452781 21.40667838780078824)</text:p>
          </table:table-cell>
          <table:table-cell office:value-type="float" office:value="146.735214932" calcext:value-type="float">
            <text:p>146,735214932</text:p>
          </table:table-cell>
          <table:table-cell office:value-type="float" office:value="-6850" calcext:value-type="float">
            <text:p>-6850</text:p>
          </table:table-cell>
          <table:table-cell office:value-type="float" office:value="21.4066783878" calcext:value-type="float">
            <text:p>21,4066783878</text:p>
          </table:table-cell>
        </table:table-row>
        <table:table-row table:style-name="ro1">
          <table:table-cell office:value-type="string" calcext:value-type="string">
            <text:p>Point (146.78521452489522403 21.43269627548326639)</text:p>
          </table:table-cell>
          <table:table-cell office:value-type="float" office:value="146.785214525" calcext:value-type="float">
            <text:p>146,785214525</text:p>
          </table:table-cell>
          <table:table-cell office:value-type="float" office:value="-6850" calcext:value-type="float">
            <text:p>-6850</text:p>
          </table:table-cell>
          <table:table-cell office:value-type="float" office:value="21.4326962755" calcext:value-type="float">
            <text:p>21,4326962755</text:p>
          </table:table-cell>
        </table:table-row>
        <table:table-row table:style-name="ro1">
          <table:table-cell office:value-type="string" calcext:value-type="string">
            <text:p>Point (146.59648505587952627 21.33448863323527434)</text:p>
          </table:table-cell>
          <table:table-cell office:value-type="float" office:value="146.596485056" calcext:value-type="float">
            <text:p>146,596485056</text:p>
          </table:table-cell>
          <table:table-cell office:value-type="float" office:value="-5650" calcext:value-type="float">
            <text:p>-5650</text:p>
          </table:table-cell>
          <table:table-cell office:value-type="float" office:value="21.3344886332" calcext:value-type="float">
            <text:p>21,3344886332</text:p>
          </table:table-cell>
        </table:table-row>
        <table:table-row table:style-name="ro1">
          <table:table-cell office:value-type="string" calcext:value-type="string">
            <text:p>Point (146.5920653784825447 21.33218880110563731)</text:p>
          </table:table-cell>
          <table:table-cell office:value-type="float" office:value="146.592065378" calcext:value-type="float">
            <text:p>146,592065378</text:p>
          </table:table-cell>
          <table:table-cell office:value-type="float" office:value="-5600" calcext:value-type="float">
            <text:p>-5600</text:p>
          </table:table-cell>
          <table:table-cell office:value-type="float" office:value="21.3321888011" calcext:value-type="float">
            <text:p>21,3321888011</text:p>
          </table:table-cell>
        </table:table-row>
        <table:table-row table:style-name="ro1">
          <table:table-cell office:value-type="string" calcext:value-type="string">
            <text:p>Point (146.58296542391269668 21.32745353062810523)</text:p>
          </table:table-cell>
          <table:table-cell office:value-type="float" office:value="146.582965424" calcext:value-type="float">
            <text:p>146,582965424</text:p>
          </table:table-cell>
          <table:table-cell office:value-type="float" office:value="-5500" calcext:value-type="float">
            <text:p>-5500</text:p>
          </table:table-cell>
          <table:table-cell office:value-type="float" office:value="21.3274535306" calcext:value-type="float">
            <text:p>21,3274535306</text:p>
          </table:table-cell>
        </table:table-row>
        <table:table-row table:style-name="ro1">
          <table:table-cell office:value-type="string" calcext:value-type="string">
            <text:p>Point (146.58753589702655518 21.32983183111722525)</text:p>
          </table:table-cell>
          <table:table-cell office:value-type="float" office:value="146.587535897" calcext:value-type="float">
            <text:p>146,587535897</text:p>
          </table:table-cell>
          <table:table-cell office:value-type="float" office:value="-5550" calcext:value-type="float">
            <text:p>-5550</text:p>
          </table:table-cell>
          <table:table-cell office:value-type="float" office:value="21.3298318311" calcext:value-type="float">
            <text:p>21,3298318311</text:p>
          </table:table-cell>
        </table:table-row>
        <table:table-row table:style-name="ro1">
          <table:table-cell office:value-type="string" calcext:value-type="string">
            <text:p>Point (146.55153229135416382 21.31109692318814908)</text:p>
          </table:table-cell>
          <table:table-cell office:value-type="float" office:value="146.551532291" calcext:value-type="float">
            <text:p>146,551532291</text:p>
          </table:table-cell>
          <table:table-cell office:value-type="float" office:value="-5150" calcext:value-type="float">
            <text:p>-5150</text:p>
          </table:table-cell>
          <table:table-cell office:value-type="float" office:value="21.3110969232" calcext:value-type="float">
            <text:p>21,3110969232</text:p>
          </table:table-cell>
        </table:table-row>
        <table:table-row table:style-name="ro1">
          <table:table-cell office:value-type="string" calcext:value-type="string">
            <text:p>Point (146.5468130711231538 21.30864122035300312)</text:p>
          </table:table-cell>
          <table:table-cell office:value-type="float" office:value="146.546813071" calcext:value-type="float">
            <text:p>146,546813071</text:p>
          </table:table-cell>
          <table:table-cell office:value-type="float" office:value="-5100" calcext:value-type="float">
            <text:p>-5100</text:p>
          </table:table-cell>
          <table:table-cell office:value-type="float" office:value="21.3086412204" calcext:value-type="float">
            <text:p>21,3086412204</text:p>
          </table:table-cell>
        </table:table-row>
        <table:table-row table:style-name="ro1">
          <table:table-cell office:value-type="string" calcext:value-type="string">
            <text:p>Point (146.54216166631269402 21.30622080608511837)</text:p>
          </table:table-cell>
          <table:table-cell office:value-type="float" office:value="146.542161666" calcext:value-type="float">
            <text:p>146,542161666</text:p>
          </table:table-cell>
          <table:table-cell office:value-type="float" office:value="-5050" calcext:value-type="float">
            <text:p>-5050</text:p>
          </table:table-cell>
          <table:table-cell office:value-type="float" office:value="21.3062208061" calcext:value-type="float">
            <text:p>21,3062208061</text:p>
          </table:table-cell>
        </table:table-row>
        <table:table-row table:style-name="ro1">
          <table:table-cell office:value-type="string" calcext:value-type="string">
            <text:p>Point (146.53757896674690642 21.30383614341513976)</text:p>
          </table:table-cell>
          <table:table-cell office:value-type="float" office:value="146.537578967" calcext:value-type="float">
            <text:p>146,537578967</text:p>
          </table:table-cell>
          <table:table-cell office:value-type="float" office:value="-5000" calcext:value-type="float">
            <text:p>-5000</text:p>
          </table:table-cell>
          <table:table-cell office:value-type="float" office:value="21.3038361434" calcext:value-type="float">
            <text:p>21,3038361434</text:p>
          </table:table-cell>
        </table:table-row>
        <table:table-row table:style-name="ro1">
          <table:table-cell office:value-type="string" calcext:value-type="string">
            <text:p>Point (146.57853993630808986 21.32515067508724727)</text:p>
          </table:table-cell>
          <table:table-cell office:value-type="float" office:value="146.578539936" calcext:value-type="float">
            <text:p>146,578539936</text:p>
          </table:table-cell>
          <table:table-cell office:value-type="float" office:value="-5450" calcext:value-type="float">
            <text:p>-5450</text:p>
          </table:table-cell>
          <table:table-cell office:value-type="float" office:value="21.3251506751" calcext:value-type="float">
            <text:p>21,3251506751</text:p>
          </table:table-cell>
        </table:table-row>
        <table:table-row table:style-name="ro1">
          <table:table-cell office:value-type="string" calcext:value-type="string">
            <text:p>Point (146.57411444870342621 21.32284781954636443)</text:p>
          </table:table-cell>
          <table:table-cell office:value-type="float" office:value="146.574114449" calcext:value-type="float">
            <text:p>146,574114449</text:p>
          </table:table-cell>
          <table:table-cell office:value-type="float" office:value="-5400" calcext:value-type="float">
            <text:p>-5400</text:p>
          </table:table-cell>
          <table:table-cell office:value-type="float" office:value="21.3228478195" calcext:value-type="float">
            <text:p>21,3228478195</text:p>
          </table:table-cell>
        </table:table-row>
        <table:table-row table:style-name="ro1">
          <table:table-cell office:value-type="string" calcext:value-type="string">
            <text:p>Point (146.56968896109881939 21.32054496400549581)</text:p>
          </table:table-cell>
          <table:table-cell office:value-type="float" office:value="146.569688961" calcext:value-type="float">
            <text:p>146,569688961</text:p>
          </table:table-cell>
          <table:table-cell office:value-type="float" office:value="-5350" calcext:value-type="float">
            <text:p>-5350</text:p>
          </table:table-cell>
          <table:table-cell office:value-type="float" office:value="21.320544964" calcext:value-type="float">
            <text:p>21,320544964</text:p>
          </table:table-cell>
        </table:table-row>
        <table:table-row table:style-name="ro1">
          <table:table-cell office:value-type="string" calcext:value-type="string">
            <text:p>Point (146.56527025701834077 21.3182456383527601)</text:p>
          </table:table-cell>
          <table:table-cell office:value-type="float" office:value="146.565270257" calcext:value-type="float">
            <text:p>146,565270257</text:p>
          </table:table-cell>
          <table:table-cell office:value-type="float" office:value="-5300" calcext:value-type="float">
            <text:p>-5300</text:p>
          </table:table-cell>
          <table:table-cell office:value-type="float" office:value="21.3182456384" calcext:value-type="float">
            <text:p>21,3182456384</text:p>
          </table:table-cell>
        </table:table-row>
        <table:table-row table:style-name="ro1">
          <table:table-cell office:value-type="string" calcext:value-type="string">
            <text:p>Point (146.56083498365009632 21.31593769067244892)</text:p>
          </table:table-cell>
          <table:table-cell office:value-type="float" office:value="146.560834984" calcext:value-type="float">
            <text:p>146,560834984</text:p>
          </table:table-cell>
          <table:table-cell office:value-type="float" office:value="-5250" calcext:value-type="float">
            <text:p>-5250</text:p>
          </table:table-cell>
          <table:table-cell office:value-type="float" office:value="21.3159376907" calcext:value-type="float">
            <text:p>21,3159376907</text:p>
          </table:table-cell>
        </table:table-row>
        <table:table-row table:style-name="ro1">
          <table:table-cell office:value-type="string" calcext:value-type="string">
            <text:p>Point (146.55617517397917027 21.31351290283464195)</text:p>
          </table:table-cell>
          <table:table-cell office:value-type="float" office:value="146.556175174" calcext:value-type="float">
            <text:p>146,556175174</text:p>
          </table:table-cell>
          <table:table-cell office:value-type="float" office:value="-5200" calcext:value-type="float">
            <text:p>-5200</text:p>
          </table:table-cell>
          <table:table-cell office:value-type="float" office:value="21.3135129028" calcext:value-type="float">
            <text:p>21,3135129028</text:p>
          </table:table-cell>
        </table:table-row>
      </table:table>
      <table:named-expressions/>
      <table:database-ranges>
        <table:database-range table:name="__Anonymous_Sheet_DB__0" table:target-range-address="Sheet1.A1:Sheet1.A6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8">00.00.0000</text:date>, <text:time style:data-style-name="N2" text:time-value="13:23:00.77253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2:37:48.555857000</meta:creation-date>
    <dc:date>2018-03-08T13:31:41.949764000</dc:date>
    <meta:editing-duration>PT34M35S</meta:editing-duration>
    <meta:editing-cycles>5</meta:editing-cycles>
    <meta:generator>LibreOffice/5.4.1.2$MacOSX_X86_64 LibreOffice_project/ea7cb86e6eeb2bf3a5af73a8f7777ac570321527</meta:generator>
    <meta:document-statistic meta:table-count="1" meta:cell-count="2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Regular" style:font-family-generic="roman" fo:font-size="6pt" fo:language="en" fo:country="US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svg:stroke-color="#0000cc" draw:fill-color="#0000c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22cm" svg:y="0.226cm" chart:style-name="ch2">
          <text:p>Profile #8. Mariana Trench Cross Section</text:p>
        </chart:title>
        <chart:legend chart:legend-position="end" svg:x="13.712cm" svg:y="3.967cm" style:legend-expansion="high" chart:style-name="ch3"/>
        <chart:plot-area chart:style-name="ch4" table:cell-range-address="Sheet1.A1:Sheet1.A62 Sheet1.B1:Sheet1.C1 Sheet1.C2:Sheet1.C62" chart:data-source-has-labels="both" svg:x="1.276cm" svg:y="1.267cm" svg:width="12.116cm" svg:height="6.627cm">
          <chartooo:coordinate-region svg:x="3.861cm" svg:y="1.459cm" svg:width="8.315cm" svg:height="6.244cm"/>
          <chart:axis chart:dimension="x" chart:name="primary-x" chart:style-name="ch5" chartooo:axis-type="auto">
            <chartooo:date-scale/>
            <chart:title svg:x="3.806cm" svg:y="0.965cm" chart:style-name="ch6">
              <text:p>Long lat d.d.</text:p>
            </chart:title>
            <chart:categories table:cell-range-address="Sheet1.A2:Sheet1.A62"/>
          </chart:axis>
          <chart:axis chart:dimension="y" chart:name="primary-y" chart:style-name="ch7">
            <chart:title svg:x="2.508cm" svg:y="2.542cm" chart:style-name="ch8">
              <text:p>Depth, m</text:p>
            </chart:title>
            <chart:grid chart:style-name="ch9" chart:class="major"/>
          </chart:axis>
          <chart:series chart:style-name="ch10" chart:values-cell-range-address="" chart:label-cell-address="Sheet1.B1:Sheet1.B1" chart:class="chart:line">
            <chart:data-point/>
          </chart:series>
          <chart:series chart:style-name="ch11" chart:values-cell-range-address="Sheet1.C2:Sheet1.C62" chart:label-cell-address="Sheet1.C1:Sheet1.C1" chart:class="chart:line">
            <chart:data-point chart:repeated="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Sheet1.B1:Sheet1.B1</svg:desc>
                </draw:g>
              </table:table-cell>
              <table:table-cell office:value-type="string">
                <text:p>ELEV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int (146.61455660329698958 21.34389237962898278)</text:p>
                <draw:g>
                  <svg:desc>Sheet1.A2:Sheet1.A6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-5850">
                <text:p>-5850</text:p>
                <draw:g>
                  <svg:desc>Sheet1.C2:Sheet1.C62</svg:desc>
                </draw:g>
              </table:table-cell>
            </table:table-row>
            <table:table-row>
              <table:table-cell office:value-type="string">
                <text:p>Point (147.00935327462275382 21.54932956154058488)</text:p>
              </table:table-cell>
              <table:table-cell office:value-type="float" office:value="NaN">
                <text:p>NaN</text:p>
              </table:table-cell>
              <table:table-cell office:value-type="float" office:value="-5850">
                <text:p>-5850</text:p>
              </table:table-cell>
            </table:table-row>
            <table:table-row>
              <table:table-cell office:value-type="string">
                <text:p>Point (146.67260705495857565 21.37409962823117482)</text:p>
              </table:table-cell>
              <table:table-cell office:value-type="float" office:value="NaN">
                <text:p>NaN</text:p>
              </table:table-cell>
              <table:table-cell office:value-type="float" office:value="-6400">
                <text:p>-6400</text:p>
              </table:table-cell>
            </table:table-row>
            <table:table-row>
              <table:table-cell office:value-type="string">
                <text:p>Point (146.86257284988033689 21.47295060748910345)</text:p>
              </table:table-cell>
              <table:table-cell office:value-type="float" office:value="NaN">
                <text:p>NaN</text:p>
              </table:table-cell>
              <table:table-cell office:value-type="float" office:value="-6400">
                <text:p>-6400</text:p>
              </table:table-cell>
            </table:table-row>
            <table:table-row>
              <table:table-cell office:value-type="string">
                <text:p>Point (146.66661132768354037 21.37097967964913536)</text:p>
              </table:table-cell>
              <table:table-cell office:value-type="float" office:value="NaN">
                <text:p>NaN</text:p>
              </table:table-cell>
              <table:table-cell office:value-type="float" office:value="-6350">
                <text:p>-6350</text:p>
              </table:table-cell>
            </table:table-row>
            <table:table-row>
              <table:table-cell office:value-type="string">
                <text:p>Point (146.87584168385859584 21.47985520435561213)</text:p>
              </table:table-cell>
              <table:table-cell office:value-type="float" office:value="NaN">
                <text:p>NaN</text:p>
              </table:table-cell>
              <table:table-cell office:value-type="float" office:value="-6350">
                <text:p>-6350</text:p>
              </table:table-cell>
            </table:table-row>
            <table:table-row>
              <table:table-cell office:value-type="string">
                <text:p>Point (146.62908542817669399 21.35145262786954845)</text:p>
              </table:table-cell>
              <table:table-cell office:value-type="float" office:value="NaN">
                <text:p>NaN</text:p>
              </table:table-cell>
              <table:table-cell office:value-type="float" office:value="-6000">
                <text:p>-6000</text:p>
              </table:table-cell>
            </table:table-row>
            <table:table-row>
              <table:table-cell office:value-type="string">
                <text:p>Point (146.97212812185659914 21.5299590069337583)</text:p>
              </table:table-cell>
              <table:table-cell office:value-type="float" office:value="NaN">
                <text:p>NaN</text:p>
              </table:table-cell>
              <table:table-cell office:value-type="float" office:value="-6000">
                <text:p>-6000</text:p>
              </table:table-cell>
            </table:table-row>
            <table:table-row>
              <table:table-cell office:value-type="string">
                <text:p>Point (146.66093907603061552 21.36802805548585482)</text:p>
              </table:table-cell>
              <table:table-cell office:value-type="float" office:value="NaN">
                <text:p>NaN</text:p>
              </table:table-cell>
              <table:table-cell office:value-type="float" office:value="-6300">
                <text:p>-6300</text:p>
              </table:table-cell>
            </table:table-row>
            <table:table-row>
              <table:table-cell office:value-type="string">
                <text:p>Point (146.89245676942664431 21.48850106336161048)</text:p>
              </table:table-cell>
              <table:table-cell office:value-type="float" office:value="NaN">
                <text:p>NaN</text:p>
              </table:table-cell>
              <table:table-cell office:value-type="float" office:value="-6300">
                <text:p>-6300</text:p>
              </table:table-cell>
            </table:table-row>
            <table:table-row>
              <table:table-cell office:value-type="string">
                <text:p>Point (146.62421835502331646 21.34891998799335866)</text:p>
              </table:table-cell>
              <table:table-cell office:value-type="float" office:value="NaN">
                <text:p>NaN</text:p>
              </table:table-cell>
              <table:table-cell office:value-type="float" office:value="-5950">
                <text:p>-5950</text:p>
              </table:table-cell>
            </table:table-row>
            <table:table-row>
              <table:table-cell office:value-type="string">
                <text:p>Point (146.98291462223846793 21.5355718917478498)</text:p>
              </table:table-cell>
              <table:table-cell office:value-type="float" office:value="NaN">
                <text:p>NaN</text:p>
              </table:table-cell>
              <table:table-cell office:value-type="float" office:value="-5950">
                <text:p>-5950</text:p>
              </table:table-cell>
            </table:table-row>
            <table:table-row>
              <table:table-cell office:value-type="string">
                <text:p>Point (146.61931137219733046 21.3463665806404812)</text:p>
              </table:table-cell>
              <table:table-cell office:value-type="float" office:value="NaN">
                <text:p>NaN</text:p>
              </table:table-cell>
              <table:table-cell office:value-type="float" office:value="-5900">
                <text:p>-5900</text:p>
              </table:table-cell>
            </table:table-row>
            <table:table-row>
              <table:table-cell office:value-type="string">
                <text:p>Point (146.99527865583411312 21.54200566488586688)</text:p>
              </table:table-cell>
              <table:table-cell office:value-type="float" office:value="NaN">
                <text:p>NaN</text:p>
              </table:table-cell>
              <table:table-cell office:value-type="float" office:value="-5900">
                <text:p>-5900</text:p>
              </table:table-cell>
            </table:table-row>
            <table:table-row>
              <table:table-cell office:value-type="string">
                <text:p>Point (146.6552776104321083 21.3650820439753133)</text:p>
              </table:table-cell>
              <table:table-cell office:value-type="float" office:value="NaN">
                <text:p>NaN</text:p>
              </table:table-cell>
              <table:table-cell office:value-type="float" office:value="-6250">
                <text:p>-6250</text:p>
              </table:table-cell>
            </table:table-row>
            <table:table-row>
              <table:table-cell office:value-type="string">
                <text:p>Point (146.91020241753332698 21.49773522414110261)</text:p>
              </table:table-cell>
              <table:table-cell office:value-type="float" office:value="NaN">
                <text:p>NaN</text:p>
              </table:table-cell>
              <table:table-cell office:value-type="float" office:value="-6250">
                <text:p>-6250</text:p>
              </table:table-cell>
            </table:table-row>
            <table:table-row>
              <table:table-cell office:value-type="string">
                <text:p>Point (146.64440609342813104 21.35942491974248014)</text:p>
              </table:table-cell>
              <table:table-cell office:value-type="float" office:value="NaN">
                <text:p>NaN</text:p>
              </table:table-cell>
              <table:table-cell office:value-type="float" office:value="-6150">
                <text:p>-6150</text:p>
              </table:table-cell>
            </table:table-row>
            <table:table-row>
              <table:table-cell office:value-type="string">
                <text:p>Point (146.93909989019917361 21.51277237055094105)</text:p>
              </table:table-cell>
              <table:table-cell office:value-type="float" office:value="NaN">
                <text:p>NaN</text:p>
              </table:table-cell>
              <table:table-cell office:value-type="float" office:value="-6150">
                <text:p>-6150</text:p>
              </table:table-cell>
            </table:table-row>
            <table:table-row>
              <table:table-cell office:value-type="string">
                <text:p>Point (146.63918493730167825 21.35670802854545158)</text:p>
              </table:table-cell>
              <table:table-cell office:value-type="float" office:value="NaN">
                <text:p>NaN</text:p>
              </table:table-cell>
              <table:table-cell office:value-type="float" office:value="-6100">
                <text:p>-6100</text:p>
              </table:table-cell>
            </table:table-row>
            <table:table-row>
              <table:table-cell office:value-type="string">
                <text:p>Point (146.9511716587813055 21.51905406008462762)</text:p>
              </table:table-cell>
              <table:table-cell office:value-type="float" office:value="NaN">
                <text:p>NaN</text:p>
              </table:table-cell>
              <table:table-cell office:value-type="float" office:value="-6100">
                <text:p>-6100</text:p>
              </table:table-cell>
            </table:table-row>
            <table:table-row>
              <table:table-cell office:value-type="string">
                <text:p>Point (146.63393966753815789 21.35397858952823924)</text:p>
              </table:table-cell>
              <table:table-cell office:value-type="float" office:value="NaN">
                <text:p>NaN</text:p>
              </table:table-cell>
              <table:table-cell office:value-type="float" office:value="-6050">
                <text:p>-6050</text:p>
              </table:table-cell>
            </table:table-row>
            <table:table-row>
              <table:table-cell office:value-type="string">
                <text:p>Point (146.96159958369594278 21.52448035585469199)</text:p>
              </table:table-cell>
              <table:table-cell office:value-type="float" office:value="NaN">
                <text:p>NaN</text:p>
              </table:table-cell>
              <table:table-cell office:value-type="float" office:value="-6050">
                <text:p>-6050</text:p>
              </table:table-cell>
            </table:table-row>
            <table:table-row>
              <table:table-cell office:value-type="string">
                <text:p>Point (146.68496291305248747 21.38052914714881325)</text:p>
              </table:table-cell>
              <table:table-cell office:value-type="float" office:value="NaN">
                <text:p>NaN</text:p>
              </table:table-cell>
              <table:table-cell office:value-type="float" office:value="-6500">
                <text:p>-6500</text:p>
              </table:table-cell>
            </table:table-row>
            <table:table-row>
              <table:table-cell office:value-type="string">
                <text:p>Point (146.84189374060062505 21.46218998501322517)</text:p>
              </table:table-cell>
              <table:table-cell office:value-type="float" office:value="NaN">
                <text:p>NaN</text:p>
              </table:table-cell>
              <table:table-cell office:value-type="float" office:value="-6500">
                <text:p>-6500</text:p>
              </table:table-cell>
            </table:table-row>
            <table:table-row>
              <table:table-cell office:value-type="string">
                <text:p>Point (146.67873608626740634 21.37728894316562034)</text:p>
              </table:table-cell>
              <table:table-cell office:value-type="float" office:value="NaN">
                <text:p>NaN</text:p>
              </table:table-cell>
              <table:table-cell office:value-type="float" office:value="-6450">
                <text:p>-6450</text:p>
              </table:table-cell>
            </table:table-row>
            <table:table-row>
              <table:table-cell office:value-type="string">
                <text:p>Point (146.85126824863050388 21.46706812267583686)</text:p>
              </table:table-cell>
              <table:table-cell office:value-type="float" office:value="NaN">
                <text:p>NaN</text:p>
              </table:table-cell>
              <table:table-cell office:value-type="float" office:value="-6450">
                <text:p>-6450</text:p>
              </table:table-cell>
            </table:table-row>
            <table:table-row>
              <table:table-cell office:value-type="string">
                <text:p>Point (146.72691451266777563 21.40235916504817482)</text:p>
              </table:table-cell>
              <table:table-cell office:value-type="float" office:value="NaN">
                <text:p>NaN</text:p>
              </table:table-cell>
              <table:table-cell office:value-type="float" office:value="-6800">
                <text:p>-6800</text:p>
              </table:table-cell>
            </table:table-row>
            <table:table-row>
              <table:table-cell office:value-type="string">
                <text:p>Point (146.7938588252229124 21.43719444081216352)</text:p>
              </table:table-cell>
              <table:table-cell office:value-type="float" office:value="NaN">
                <text:p>NaN</text:p>
              </table:table-cell>
              <table:table-cell office:value-type="float" office:value="-6800">
                <text:p>-6800</text:p>
              </table:table-cell>
            </table:table-row>
            <table:table-row>
              <table:table-cell office:value-type="string">
                <text:p>Point (146.71908483340155271 21.39828489755669949)</text:p>
              </table:table-cell>
              <table:table-cell office:value-type="float" office:value="NaN">
                <text:p>NaN</text:p>
              </table:table-cell>
              <table:table-cell office:value-type="float" office:value="-6750">
                <text:p>-6750</text:p>
              </table:table-cell>
            </table:table-row>
            <table:table-row>
              <table:table-cell office:value-type="string">
                <text:p>Point (146.80206151427236705 21.44146280841707863)</text:p>
              </table:table-cell>
              <table:table-cell office:value-type="float" office:value="NaN">
                <text:p>NaN</text:p>
              </table:table-cell>
              <table:table-cell office:value-type="float" office:value="-6750">
                <text:p>-6750</text:p>
              </table:table-cell>
            </table:table-row>
            <table:table-row>
              <table:table-cell office:value-type="string">
                <text:p>Point (146.74516169679463928 21.41185430610966733)</text:p>
              </table:table-cell>
              <table:table-cell office:value-type="float" office:value="NaN">
                <text:p>NaN</text:p>
              </table:table-cell>
              <table:table-cell office:value-type="float" office:value="-6900">
                <text:p>-6900</text:p>
              </table:table-cell>
            </table:table-row>
            <table:table-row>
              <table:table-cell office:value-type="string">
                <text:p>Point (146.77227804578188852 21.4259646234559753)</text:p>
              </table:table-cell>
              <table:table-cell office:value-type="float" office:value="NaN">
                <text:p>NaN</text:p>
              </table:table-cell>
              <table:table-cell office:value-type="float" office:value="-6900">
                <text:p>-6900</text:p>
              </table:table-cell>
            </table:table-row>
            <table:table-row>
              <table:table-cell office:value-type="string">
                <text:p>Point (146.64960164359223427 21.36212848656994368)</text:p>
              </table:table-cell>
              <table:table-cell office:value-type="float" office:value="NaN">
                <text:p>NaN</text:p>
              </table:table-cell>
              <table:table-cell office:value-type="float" office:value="-6200">
                <text:p>-6200</text:p>
              </table:table-cell>
            </table:table-row>
            <table:table-row>
              <table:table-cell office:value-type="string">
                <text:p>Point (146.92574125304892618 21.50582104352705315)</text:p>
              </table:table-cell>
              <table:table-cell office:value-type="float" office:value="NaN">
                <text:p>NaN</text:p>
              </table:table-cell>
              <table:table-cell office:value-type="float" office:value="-6200">
                <text:p>-6200</text:p>
              </table:table-cell>
            </table:table-row>
            <table:table-row>
              <table:table-cell office:value-type="string">
                <text:p>Point (146.61004381704421462 21.34154409718976098)</text:p>
              </table:table-cell>
              <table:table-cell office:value-type="float" office:value="NaN">
                <text:p>NaN</text:p>
              </table:table-cell>
              <table:table-cell office:value-type="float" office:value="-5800">
                <text:p>-5800</text:p>
              </table:table-cell>
            </table:table-row>
            <table:table-row>
              <table:table-cell office:value-type="string">
                <text:p>Point (146.60085949038571584 21.33676492268421043)</text:p>
              </table:table-cell>
              <table:table-cell office:value-type="float" office:value="NaN">
                <text:p>NaN</text:p>
              </table:table-cell>
              <table:table-cell office:value-type="float" office:value="-5700">
                <text:p>-5700</text:p>
              </table:table-cell>
            </table:table-row>
            <table:table-row>
              <table:table-cell office:value-type="string">
                <text:p>Point (146.60547195949678212 21.3391650762940408)</text:p>
              </table:table-cell>
              <table:table-cell office:value-type="float" office:value="NaN">
                <text:p>NaN</text:p>
              </table:table-cell>
              <table:table-cell office:value-type="float" office:value="-5750">
                <text:p>-5750</text:p>
              </table:table-cell>
            </table:table-row>
            <table:table-row>
              <table:table-cell office:value-type="string">
                <text:p>Point (146.71208907744139083 21.39464457205707149)</text:p>
              </table:table-cell>
              <table:table-cell office:value-type="float" office:value="NaN">
                <text:p>NaN</text:p>
              </table:table-cell>
              <table:table-cell office:value-type="float" office:value="-6700">
                <text:p>-6700</text:p>
              </table:table-cell>
            </table:table-row>
            <table:table-row>
              <table:table-cell office:value-type="string">
                <text:p>Point (146.80996790906743854 21.44557699575388554)</text:p>
              </table:table-cell>
              <table:table-cell office:value-type="float" office:value="NaN">
                <text:p>NaN</text:p>
              </table:table-cell>
              <table:table-cell office:value-type="float" office:value="-6700">
                <text:p>-6700</text:p>
              </table:table-cell>
            </table:table-row>
            <table:table-row>
              <table:table-cell office:value-type="string">
                <text:p>Point (146.70506375916031061 21.39098886344926242)</text:p>
              </table:table-cell>
              <table:table-cell office:value-type="float" office:value="NaN">
                <text:p>NaN</text:p>
              </table:table-cell>
              <table:table-cell office:value-type="float" office:value="-6650">
                <text:p>-6650</text:p>
              </table:table-cell>
            </table:table-row>
            <table:table-row>
              <table:table-cell office:value-type="string">
                <text:p>Point (146.81790218137078341 21.44970568948639311)</text:p>
              </table:table-cell>
              <table:table-cell office:value-type="float" office:value="NaN">
                <text:p>NaN</text:p>
              </table:table-cell>
              <table:table-cell office:value-type="float" office:value="-6650">
                <text:p>-6650</text:p>
              </table:table-cell>
            </table:table-row>
            <table:table-row>
              <table:table-cell office:value-type="string">
                <text:p>Point (146.69804514657570849 21.38733664423103065)</text:p>
              </table:table-cell>
              <table:table-cell office:value-type="float" office:value="NaN">
                <text:p>NaN</text:p>
              </table:table-cell>
              <table:table-cell office:value-type="float" office:value="-6600">
                <text:p>-6600</text:p>
              </table:table-cell>
            </table:table-row>
            <table:table-row>
              <table:table-cell office:value-type="string">
                <text:p>Point (146.82535777074639327 21.45358529481759646)</text:p>
              </table:table-cell>
              <table:table-cell office:value-type="float" office:value="NaN">
                <text:p>NaN</text:p>
              </table:table-cell>
              <table:table-cell office:value-type="float" office:value="-6600">
                <text:p>-6600</text:p>
              </table:table-cell>
            </table:table-row>
            <table:table-row>
              <table:table-cell office:value-type="string">
                <text:p>Point (146.6915156485104319 21.38393894161787756)</text:p>
              </table:table-cell>
              <table:table-cell office:value-type="float" office:value="NaN">
                <text:p>NaN</text:p>
              </table:table-cell>
              <table:table-cell office:value-type="float" office:value="-6550">
                <text:p>-6550</text:p>
              </table:table-cell>
            </table:table-row>
            <table:table-row>
              <table:table-cell office:value-type="string">
                <text:p>Point (146.83351105003558246 21.45782795146128663)</text:p>
              </table:table-cell>
              <table:table-cell office:value-type="float" office:value="NaN">
                <text:p>NaN</text:p>
              </table:table-cell>
              <table:table-cell office:value-type="float" office:value="-6550">
                <text:p>-6550</text:p>
              </table:table-cell>
            </table:table-row>
            <table:table-row>
              <table:table-cell office:value-type="string">
                <text:p>Point (146.73521493204452781 21.40667838780078824)</text:p>
              </table:table-cell>
              <table:table-cell office:value-type="float" office:value="NaN">
                <text:p>NaN</text:p>
              </table:table-cell>
              <table:table-cell office:value-type="float" office:value="-6850">
                <text:p>-6850</text:p>
              </table:table-cell>
            </table:table-row>
            <table:table-row>
              <table:table-cell office:value-type="string">
                <text:p>Point (146.78521452489522403 21.43269627548326639)</text:p>
              </table:table-cell>
              <table:table-cell office:value-type="float" office:value="NaN">
                <text:p>NaN</text:p>
              </table:table-cell>
              <table:table-cell office:value-type="float" office:value="-6850">
                <text:p>-6850</text:p>
              </table:table-cell>
            </table:table-row>
            <table:table-row>
              <table:table-cell office:value-type="string">
                <text:p>Point (146.59648505587952627 21.33448863323527434)</text:p>
              </table:table-cell>
              <table:table-cell office:value-type="float" office:value="NaN">
                <text:p>NaN</text:p>
              </table:table-cell>
              <table:table-cell office:value-type="float" office:value="-5650">
                <text:p>-5650</text:p>
              </table:table-cell>
            </table:table-row>
            <table:table-row>
              <table:table-cell office:value-type="string">
                <text:p>Point (146.5920653784825447 21.33218880110563731)</text:p>
              </table:table-cell>
              <table:table-cell office:value-type="float" office:value="NaN">
                <text:p>NaN</text:p>
              </table:table-cell>
              <table:table-cell office:value-type="float" office:value="-5600">
                <text:p>-5600</text:p>
              </table:table-cell>
            </table:table-row>
            <table:table-row>
              <table:table-cell office:value-type="string">
                <text:p>Point (146.58296542391269668 21.32745353062810523)</text:p>
              </table:table-cell>
              <table:table-cell office:value-type="float" office:value="NaN">
                <text:p>NaN</text:p>
              </table:table-cell>
              <table:table-cell office:value-type="float" office:value="-5500">
                <text:p>-5500</text:p>
              </table:table-cell>
            </table:table-row>
            <table:table-row>
              <table:table-cell office:value-type="string">
                <text:p>Point (146.58753589702655518 21.32983183111722525)</text:p>
              </table:table-cell>
              <table:table-cell office:value-type="float" office:value="NaN">
                <text:p>NaN</text:p>
              </table:table-cell>
              <table:table-cell office:value-type="float" office:value="-5550">
                <text:p>-5550</text:p>
              </table:table-cell>
            </table:table-row>
            <table:table-row>
              <table:table-cell office:value-type="string">
                <text:p>Point (146.55153229135416382 21.31109692318814908)</text:p>
              </table:table-cell>
              <table:table-cell office:value-type="float" office:value="NaN">
                <text:p>NaN</text:p>
              </table:table-cell>
              <table:table-cell office:value-type="float" office:value="-5150">
                <text:p>-5150</text:p>
              </table:table-cell>
            </table:table-row>
            <table:table-row>
              <table:table-cell office:value-type="string">
                <text:p>Point (146.5468130711231538 21.30864122035300312)</text:p>
              </table:table-cell>
              <table:table-cell office:value-type="float" office:value="NaN">
                <text:p>NaN</text:p>
              </table:table-cell>
              <table:table-cell office:value-type="float" office:value="-5100">
                <text:p>-5100</text:p>
              </table:table-cell>
            </table:table-row>
            <table:table-row>
              <table:table-cell office:value-type="string">
                <text:p>Point (146.54216166631269402 21.30622080608511837)</text:p>
              </table:table-cell>
              <table:table-cell office:value-type="float" office:value="NaN">
                <text:p>NaN</text:p>
              </table:table-cell>
              <table:table-cell office:value-type="float" office:value="-5050">
                <text:p>-5050</text:p>
              </table:table-cell>
            </table:table-row>
            <table:table-row>
              <table:table-cell office:value-type="string">
                <text:p>Point (146.53757896674690642 21.30383614341513976)</text:p>
              </table:table-cell>
              <table:table-cell office:value-type="float" office:value="NaN">
                <text:p>NaN</text:p>
              </table:table-cell>
              <table:table-cell office:value-type="float" office:value="-5000">
                <text:p>-5000</text:p>
              </table:table-cell>
            </table:table-row>
            <table:table-row>
              <table:table-cell office:value-type="string">
                <text:p>Point (146.57853993630808986 21.32515067508724727)</text:p>
              </table:table-cell>
              <table:table-cell office:value-type="float" office:value="NaN">
                <text:p>NaN</text:p>
              </table:table-cell>
              <table:table-cell office:value-type="float" office:value="-5450">
                <text:p>-5450</text:p>
              </table:table-cell>
            </table:table-row>
            <table:table-row>
              <table:table-cell office:value-type="string">
                <text:p>Point (146.57411444870342621 21.32284781954636443)</text:p>
              </table:table-cell>
              <table:table-cell office:value-type="float" office:value="NaN">
                <text:p>NaN</text:p>
              </table:table-cell>
              <table:table-cell office:value-type="float" office:value="-5400">
                <text:p>-5400</text:p>
              </table:table-cell>
            </table:table-row>
            <table:table-row>
              <table:table-cell office:value-type="string">
                <text:p>Point (146.56968896109881939 21.32054496400549581)</text:p>
              </table:table-cell>
              <table:table-cell office:value-type="float" office:value="NaN">
                <text:p>NaN</text:p>
              </table:table-cell>
              <table:table-cell office:value-type="float" office:value="-5350">
                <text:p>-5350</text:p>
              </table:table-cell>
            </table:table-row>
            <table:table-row>
              <table:table-cell office:value-type="string">
                <text:p>Point (146.56527025701834077 21.3182456383527601)</text:p>
              </table:table-cell>
              <table:table-cell office:value-type="float" office:value="NaN">
                <text:p>NaN</text:p>
              </table:table-cell>
              <table:table-cell office:value-type="float" office:value="-5300">
                <text:p>-5300</text:p>
              </table:table-cell>
            </table:table-row>
            <table:table-row>
              <table:table-cell office:value-type="string">
                <text:p>Point (146.56083498365009632 21.31593769067244892)</text:p>
              </table:table-cell>
              <table:table-cell office:value-type="float" office:value="NaN">
                <text:p>NaN</text:p>
              </table:table-cell>
              <table:table-cell office:value-type="float" office:value="-5250">
                <text:p>-5250</text:p>
              </table:table-cell>
            </table:table-row>
            <table:table-row>
              <table:table-cell office:value-type="string">
                <text:p>Point (146.55617517397917027 21.31351290283464195)</text:p>
              </table:table-cell>
              <table:table-cell office:value-type="float" office:value="NaN">
                <text:p>NaN</text:p>
              </table:table-cell>
              <table:table-cell office:value-type="float" office:value="-5200">
                <text:p>-5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MacOSX_X86_64 LibreOffice_project/ea7cb86e6eeb2bf3a5af73a8f7777ac57032152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